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1000001C41ED7F934A6FF7C1F.png" manifest:media-type="image/png"/>
  <manifest:file-entry manifest:full-path="Pictures/10000201000001E8000001B6B3EA2DA534C627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29cm" svg:height="9.27cm" svg:x="0.144cm" svg:y="0.262cm">
          <draw:image xlink:href="Pictures/10000201000001E8000001B6B3EA2DA534C6271E.png" xlink:type="simple" xlink:show="embed" xlink:actuate="onLoad">
            <text:p/>
          </draw:image>
        </draw:frame>
        <draw:frame draw:style-name="gr1" draw:text-style-name="P1" draw:layer="layout" svg:width="10.519cm" svg:height="9.567cm" svg:x="10.488cm" svg:y="0.341cm">
          <draw:image xlink:href="Pictures/10000201000001F1000001C41ED7F934A6FF7C1F.png" xlink:type="simple" xlink:show="embed" xlink:actuate="onLoad">
            <text:p/>
          </draw:image>
        </draw:frame>
        <draw:frame draw:style-name="gr2" draw:text-style-name="P2" draw:layer="layout" svg:width="0.815cm" svg:height="0.878cm" svg:x="0cm" svg:y="-0.118cm">
          <draw:text-box>
            <text:p><text:span text:style-name="T1">a</text:span></text:p>
          </draw:text-box>
        </draw:frame>
        <draw:frame draw:style-name="gr2" draw:text-style-name="P2" draw:layer="layout" svg:width="0.845cm" svg:height="0.878cm" svg:x="10.701cm" svg:y="-0.118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2:53:31.313394808</meta:creation-date>
    <dc:date>2020-12-08T12:57:07.359502691</dc:date>
    <meta:editing-duration>PT3M36S</meta:editing-duration>
    <meta:editing-cycles>1</meta:editing-cycles>
    <meta:document-statistic meta:object-count="4"/>
    <meta:generator>LibreOffice/6.0.7.3$Linux_X86_64 LibreOffice_project/00m0$Build-3</meta:generator>
  </office:meta>
</office:document-meta>
</file>